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ing_20_2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Heading_20_3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The OpenLCB suite of protocols can be used on multiple physical transports; this document describes the specifics that relate to using a TCP/IP link as a link layer. This specification defines unique headers to provide message traceability, node addressing and priority management.</text:p>
      <text:h text:style-name="Heading_20_1" text:outline-level="1">Intended Use (Informative)</text:h>
      <text:p text:style-name="Standard">This Standard is intended for use whenever OpenLCB nodes are communicating over a reliable byte-stream link, e.g. a TCP/IP connection. It is not intended to cover OpenLCB communications over other types of communications links.</text:p>
      <text:h text:style-name="Heading_20_1" text:outline-level="1">References and Context (Normative)</text:h>
      <text:p text:style-name="Standard"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6508016779575147009" text:style-name="L2">
        <text:list-item>
          <text:p text:style-name="P16">The OpenLCB Unique Identifiers Standard, which specifies the mechanism(s) for providing a unique identifier for each node</text:p>
        </text:list-item>
      </text:list>
      <text:p text:style-name="Standard">Each OpenLCB node (independent of transport layer in use) shall have a unique identifier. <text:s/>When using a CAN bus transport, that identifier shall be used as its node identifier (NodeID).</text:p>
      <text:p text:style-name="Standard">For more information on format and presentation, see: </text:p>
      <text:list xml:id="list3749154371551692491" text:style-name="L3">
        <text:list-item>
          <text:p text:style-name="P17">OpenLCB Common Information Technical Note</text:p>
        </text:list-item>
      </text:list>
      <text:h text:style-name="Heading_20_1" text:outline-level="1">Message Format (Normative)</text:h>
      <text:p text:style-name="Standard">Individual messages are preceded by a preamble that contains: </text:p>
      <text:list xml:id="list6620060193044608598" text:style-name="L4">
        <text:list-item>
          <text:p text:style-name="P18">Flags - 16 bit quantity. </text:p>
          <text:list>
            <text:list-item>
              <text:p text:style-name="P18">The most significant bit indicates whether the remaining message is a common OpenLCB message (1) or a link control message (0). </text:p>
              <text:list>
                <text:list-item>
                  <text:p text:style-name="P18">The 2nd most significant bit is a chaining bit, indicating that another header is contained within this one. </text:p>
                </text:list-item>
                <text:list-item>
                  <text:p text:style-name="P18"><text:soft-page-break/>The next 2 bits, the rest of the upper nibble of the flags, are reserved. They should be sent as zero and checked as zero on receipt. </text:p>
                </text:list-item>
                <text:list-item>
                  <text:p text:style-name="P18">The lower 12 bits are reserved. <text:s/>They are to be sent as zero on <text:span text:style-name="T4">and ignored upon receipt. </text:span></text:p>
                </text:list-item>
              </text:list>
            </text:list-item>
          </text:list>
        </text:list-item>
        <text:list-item>
          <text:p text:style-name="P18">Number of bytes in rest of message, a 24-bit quantity. This includes both the rest of the prefix and the actual message content.</text:p>
        </text:list-item>
        <text:list-item>
          <text:p text:style-name="P18">Originating node/gateway Node ID – the Node ID of the node or gateway that sent/forwarded this message onto the link. May or may not be the original source of the message.</text:p>
        </text:list-item>
        <text:list-item>
          <text:p text:style-name="P18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/text:p>
        </text:list-item>
      </text:list>
      <text:p text:style-name="Standard">The message itself is sent in the order:</text:p>
      <text:list xml:id="list7136253746973071470" text:style-name="L5">
        <text:list-item>
          <text:p text:style-name="P19">MTI – 16 bits total.</text:p>
        </text:list-item>
        <text:list-item>
          <text:p text:style-name="P19">Source Node ID – the full node ID of the node originating the message</text:p>
        </text:list-item>
        <text:list-item>
          <text:p text:style-name="P19">Destination Node ID (if indicated by the MTI) – the full node ID of the destination node</text:p>
        </text:list-item>
        <text:list-item>
          <text:p text:style-name="P19">Event ID (if indicated by the MTI) – an Event ID</text:p>
        </text:list-item>
        <text:list-item>
          <text:p text:style-name="P19">Other content – in byte order</text:p>
        </text:list-item>
      </text:list>
      <text:h text:style-name="Heading_20_2" text:outline-level="2">Link Control Messages</text:h>
      <text:h text:style-name="Heading_20_3" text:outline-level="3">Status Request</text:h>
      <text:h text:style-name="Heading_20_3" text:outline-level="3">Status Reply</text:h>
      <text:h text:style-name="Heading_20_3" text:outline-level="3">Drop Link Request</text:h>
      <text:h text:style-name="Heading_20_3" text:outline-level="3">Drop Link Reply</text:h>
      <text:p text:style-name="Standard"/>
      <text:h text:style-name="Heading_20_1" text:outline-level="1">States</text:h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. <text:s/>The transmission is then the newest prefix, all prefix prefixes in reverse time order, <text:span text:style-name="T4">and then the OpenLCB message.</text:span></text:p>
      <text:h text:style-name="P13" text:outline-level="2">Link Control Interactions</text:h>
      <text:h text:style-name="P14" text:outline-level="3">Status Request</text:h>
      <text:p text:style-name="P11">One node sends Status Request with proper header(s). <text:s/>The other replies Status Report.</text:p>
      <text:h text:style-name="P14" text:outline-level="3"><text:soft-page-break/>Drop Link</text:h>
      <text:p text:style-name="P11">To close a link: <text:s/>Send Drop Link Request, wait for Drop Link Reply</text:p>
      <text:h text:style-name="Heading_20_1" text:outline-level="1">TCP-specific Link Control Transmissions and Interactions (Normative)</text:h>
      <text:h text:style-name="Heading_20_2" text:outline-level="2">Format</text:h>
      <text:h text:style-name="Heading_20_2" text:outline-level="2">States</text:h>
      <text:h text:style-name="Heading_20_2" text:outline-level="2">Interactions</text:h>
      <text:p text:style-name="Standard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Message Format (Normative)<text:tab/>1</text:p>
          <text:p text:style-name="P10"><text:s/>5 States<text:tab/>2</text:p>
          <text:p text:style-name="P10"><text:s/>6 Interactions<text:tab/>2</text:p>
          <text:p text:style-name="P10"><text:s/>7 TCP-specific Link Control Transmissions and Interactions (Normative)<text:tab/>3</text:p>
          <text:p text:style-name="P9"><text:s/>7.1 Format<text:tab/>3</text:p>
          <text:p text:style-name="P9"><text:s/>7.2 States<text:tab/>3</text:p>
          <text:p text:style-name="P9"><text:s/>7.3 Interactions<text:tab/>3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TCP Transfer Standard</text:p>
      </style:header>
      <style:footer>
        <text:p text:style-name="MP4"><text:span text:style-name="Page_20_Number"><text:span text:style-name="MT2">Copyright 2013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02-15T12:44:39">Feb 15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TCP Transfer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15T12:44:39">Feb 1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Text_20_body"><text:span text:style-name="Page_20_Number"><text:span text:style-name="MT2">Copyright 2013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3-02-15T12:44:39">Feb 15, 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82</meta:editing-cycles>
    <meta:editing-duration>PT12H35M9S</meta:editing-duration>
    <meta:generator>OpenOffice.org/3.4.1$Unix OpenOffice.org_project/341m1$Build-9593</meta:generator>
    <dc:date>2013-02-15T12:44:39</dc:date>
    <dc:creator>Bob Jacobsen</dc:creator>
    <meta:document-statistic meta:table-count="1" meta:image-count="1" meta:object-count="0" meta:page-count="4" meta:paragraph-count="63" meta:word-count="693" meta:character-count="4196"/>
    <meta:user-defined meta:name="Info 1"/>
    <meta:user-defined meta:name="Info 2"/>
    <meta:user-defined meta:name="Info 3"/>
    <meta:user-defined meta:name="Info 4"/>
  </office:meta>
</office:document-meta>
</file>